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50%"/>
      <style:text-properties style:font-name="Arial1" fo:font-size="16pt" fo:font-weight="bold" fo:background-color="#c5000b" style:font-size-asian="16pt" style:font-size-complex="16pt"/>
    </style:style>
    <style:style style:name="P6" style:family="paragraph" style:parent-style-name="Text_20_body">
      <style:paragraph-properties fo:line-height="115%"/>
      <style:text-properties style:font-name="Arial1" fo:font-size="14pt" fo:language="en" fo:country="US" fo:font-weight="bold"/>
    </style:style>
    <style:style style:name="P7" style:family="paragraph" style:parent-style-name="Text_20_body">
      <style:paragraph-properties fo:text-align="center" style:justify-single-word="false"/>
      <style:text-properties style:font-name="Arial1" fo:font-size="14pt" fo:language="en" fo:country="US" fo:font-weight="bold"/>
    </style:style>
    <style:style style:name="P8"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9" style:family="paragraph" style:parent-style-name="Text_20_body">
      <style:paragraph-properties fo:line-height="115%"/>
      <style:text-properties style:font-name="Arial1" fo:font-size="14pt" fo:font-weight="bold" style:font-size-asian="14pt" style:font-size-complex="14pt"/>
    </style:style>
    <style:style style:name="P10" style:family="paragraph" style:parent-style-name="Text_20_body">
      <style:paragraph-properties fo:line-height="150%" fo:text-align="justify" style:justify-single-word="false"/>
      <style:text-properties style:font-name="Arial1" fo:font-size="14pt" fo:font-weight="bold" fo:background-color="#c5000b" style:font-size-asian="14pt" style:font-size-complex="14pt"/>
    </style:style>
    <style:style style:name="P11" style:family="paragraph" style:parent-style-name="Text_20_body">
      <style:paragraph-properties fo:line-height="150%" fo:text-align="start" style:justify-single-word="false"/>
      <style:text-properties style:font-name="Arial1" fo:font-size="14pt" fo:font-weight="normal" style:font-size-asian="14pt" style:font-weight-asian="normal" style:font-size-complex="14pt" style:font-weight-complex="normal"/>
    </style:style>
    <style:style style:name="P12" style:family="paragraph" style:parent-style-name="Text_20_body">
      <style:paragraph-properties fo:line-height="150%" fo:text-align="start" style:justify-single-word="false"/>
      <style:text-properties style:font-name="Arial1" fo:font-size="14pt" fo:font-weight="normal" fo:background-color="#008000" style:font-size-asian="14pt" style:font-weight-asian="normal" style:font-size-complex="14pt" style:font-weight-complex="normal"/>
    </style:style>
    <style:style style:name="P13" style:family="paragraph" style:parent-style-name="Text_20_body">
      <style:paragraph-properties fo:line-height="150%" fo:text-align="start" style:justify-single-word="false"/>
      <style:text-properties style:font-name="Arial1" fo:font-size="14pt" fo:font-weight="normal" fo:background-color="#0084d1" style:font-size-asian="14pt" style:font-weight-asian="normal" style:font-size-complex="14pt" style:font-weight-complex="normal"/>
    </style:style>
    <style:style style:name="P14" style:family="paragraph" style:parent-style-name="Text_20_body">
      <style:paragraph-properties fo:line-height="150%" fo:text-align="start" style:justify-single-word="false"/>
      <style:text-properties style:font-name="Arial1" fo:font-size="14pt" fo:font-weight="normal" fo:background-color="#c5000b" style:font-size-asian="14pt" style:font-weight-asian="normal" style:font-size-complex="14pt" style:font-weight-complex="normal"/>
    </style:style>
    <style:style style:name="P15" style:family="paragraph" style:parent-style-name="Text_20_body">
      <style:paragraph-properties fo:line-height="150%" fo:text-align="start" style:justify-single-word="false"/>
      <style:text-properties style:font-name="Arial1" fo:font-size="14pt" fo:font-weight="normal" fo:background-color="transparent" style:font-size-asian="14pt" style:font-weight-asian="normal" style:font-size-complex="14pt" style:font-weight-complex="normal"/>
    </style:style>
    <style:style style:name="P16" style:family="paragraph" style:parent-style-name="Text_20_body">
      <style:paragraph-properties fo:text-align="end" style:justify-single-word="false"/>
      <style:text-properties style:font-name="Arial1" fo:font-size="13pt" fo:language="en" fo:country="US" fo:font-weight="bold"/>
    </style:style>
    <style:style style:name="P17" style:family="paragraph" style:parent-style-name="Text_20_body">
      <style:paragraph-properties fo:line-height="115%" fo:text-align="center" style:justify-single-word="false"/>
      <style:text-properties style:font-name="Arial1" fo:font-size="17pt" fo:language="en" fo:country="US" fo:font-weight="bold"/>
    </style:style>
    <style:style style:name="P18" style:family="paragraph" style:parent-style-name="Text_20_body">
      <style:paragraph-properties fo:text-align="justify" style:justify-single-word="false"/>
      <style:text-properties style:font-name="Arial1"/>
    </style:style>
    <style:style style:name="P19"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20"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21" style:family="paragraph" style:parent-style-name="Text_20_body">
      <style:paragraph-properties fo:line-height="150%"/>
    </style:style>
    <style:style style:name="P22" style:family="paragraph" style:parent-style-name="Table_20_Contents">
      <style:text-properties style:font-name="Arial1"/>
    </style:style>
    <style:style style:name="P23" style:family="paragraph" style:parent-style-name="Table_20_Contents">
      <style:text-properties style:font-name="Arial1" fo:font-size="12pt" style:font-size-asian="12pt" style:font-size-complex="12pt"/>
    </style:style>
    <style:style style:name="P24" style:family="paragraph" style:parent-style-name="Table_20_Contents">
      <style:paragraph-properties fo:line-height="115%"/>
      <style:text-properties style:font-name="Arial1" fo:font-size="12pt" style:font-size-asian="12pt" style:font-size-complex="12pt"/>
    </style:style>
    <style:style style:name="P25"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6" style:family="paragraph" style:parent-style-name="Heading_20_1">
      <style:paragraph-properties fo:line-height="115%" fo:text-align="center" style:justify-single-word="false" fo:break-before="page"/>
      <style:text-properties style:font-name="Arial1" fo:font-size="14pt" fo:font-weight="bold" style:font-size-asian="14pt" style:font-size-complex="14pt"/>
    </style:style>
    <style:style style:name="P27" style:family="paragraph" style:parent-style-name="Heading_20_1">
      <style:paragraph-properties fo:line-height="150%" fo:break-before="page"/>
      <style:text-properties style:font-name="Arial1" fo:font-size="16pt" fo:font-weight="bold" fo:background-color="#579d1c" style:font-size-asian="16pt" style:font-size-complex="16pt"/>
    </style:style>
    <style:style style:name="P28" style:family="paragraph" style:parent-style-name="Contents_20_Heading">
      <style:paragraph-properties fo:break-before="page"/>
    </style:style>
    <style:style style:name="P29" style:family="paragraph" style:parent-style-name="Heading_20_2">
      <style:paragraph-properties fo:line-height="150%" fo:text-align="justify" style:justify-single-word="false"/>
      <style:text-properties style:font-name="Arial1" fo:font-size="14pt" fo:font-weight="bold" style:font-size-asian="14pt" style:font-size-complex="14pt"/>
    </style:style>
    <style:style style:name="P30" style:family="paragraph" style:parent-style-name="Heading_20_2">
      <style:paragraph-properties fo:line-height="150%"/>
      <style:text-properties style:font-name="Arial1" fo:font-size="14pt" fo:font-weight="bold" fo:background-color="#0084d1" style:font-size-asian="14pt" style:font-size-complex="14pt"/>
    </style:style>
    <style:style style:name="P31" style:family="paragraph" style:parent-style-name="Heading_20_2">
      <style:paragraph-properties fo:line-height="150%" fo:text-align="justify" style:justify-single-word="false"/>
      <style:text-properties style:font-name="Arial1" fo:font-size="14pt" fo:font-weight="bold" fo:background-color="#0084d1" style:font-size-asian="14pt" style:font-size-complex="14pt"/>
    </style:style>
    <style:style style:name="P32" style:family="paragraph" style:parent-style-name="Heading_20_2">
      <style:paragraph-properties fo:line-height="150%"/>
      <style:text-properties style:font-name="Arial1" fo:font-size="14pt" fo:font-weight="bold" fo:background-color="#c5000b" style:font-size-asian="14pt" style:font-size-complex="14pt"/>
    </style:style>
    <style:style style:name="P33" style:family="paragraph" style:parent-style-name="Heading_20_2">
      <style:paragraph-properties fo:line-height="150%" fo:text-align="justify" style:justify-single-word="false"/>
      <style:text-properties style:font-name="Arial1" fo:font-size="14pt" fo:font-weight="bold" fo:background-color="#c5000b" style:font-size-asian="14pt" style:font-size-complex="14pt"/>
    </style:style>
    <style:style style:name="P34" style:family="paragraph" style:parent-style-name="Heading_20_2">
      <style:paragraph-properties fo:line-height="150%"/>
      <style:text-properties style:font-name="Arial1" fo:font-size="14pt" fo:font-weight="bold" fo:background-color="#579d1c" style:font-size-asian="14pt" style:font-size-complex="14pt"/>
    </style:style>
    <style:style style:name="P35" style:family="paragraph" style:parent-style-name="Heading_20_1">
      <style:paragraph-properties fo:line-height="115%"/>
      <style:text-properties style:font-name="Arial1" fo:font-size="16pt" fo:font-weight="bold" fo:background-color="#579d1c" style:font-size-asian="16pt" style:font-size-complex="16pt"/>
    </style:style>
    <style:style style:name="P36" style:family="paragraph" style:parent-style-name="Heading_20_1">
      <style:paragraph-properties fo:line-height="150%"/>
      <style:text-properties style:font-name="Arial1" fo:font-size="16pt" fo:font-weight="bold" fo:background-color="#579d1c" style:font-size-asian="16pt" style:font-size-complex="16pt"/>
    </style:style>
    <style:style style:name="P37" style:family="paragraph" style:parent-style-name="Heading_20_1">
      <style:paragraph-properties fo:line-height="150%" fo:text-align="justify" style:justify-single-word="false"/>
      <style:text-properties style:font-name="Arial1" fo:font-size="16pt" fo:font-weight="bold" fo:background-color="#c5000b" style:font-size-asian="16pt" style:font-size-complex="16pt"/>
    </style:style>
    <style:style style:name="P38" style:family="paragraph" style:parent-style-name="Heading_20_1">
      <style:paragraph-properties fo:line-height="150%" fo:text-align="justify" style:justify-single-word="false"/>
      <style:text-properties style:font-name="Arial1" fo:font-size="16pt" fo:font-weight="bold" fo:background-color="#0084d1" style:font-size-asian="16pt" style:font-size-complex="16pt"/>
    </style:style>
    <style:style style:name="P39" style:family="paragraph" style:parent-style-name="Heading_20_1">
      <style:paragraph-properties fo:line-height="150%"/>
      <style:text-properties style:font-name="Arial1" fo:font-size="16pt" fo:font-weight="bold" fo:background-color="transparent" style:font-size-asian="16pt" style:font-size-complex="16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4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45"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fo:background-color="transparent" style:font-size-asian="12pt" style:font-weight-asian="normal" style:font-size-complex="12pt" style:font-weight-complex="normal"/>
    </style:style>
    <style:style style:name="P46" style:family="paragraph" style:parent-style-name="Text_20_body" style:list-style-name="L1">
      <style:paragraph-properties fo:line-height="150%"/>
      <style:text-properties fo:font-variant="normal" fo:text-transform="none" fo:color="#000000" style:font-name="Arial1" fo:font-size="12pt" fo:letter-spacing="normal" fo:font-style="normal" fo:font-weight="normal" style:font-size-asian="12pt" style:font-size-complex="12pt"/>
    </style:style>
    <style:style style:name="T1" style:family="text">
      <style:text-properties fo:language="en" fo:country="US"/>
    </style:style>
    <style:style style:name="T2" style:family="text">
      <style:text-properties fo:background-color="#c5000b"/>
    </style:style>
    <style:style style:name="T3" style:family="text">
      <style:text-properties fo:background-color="#579d1c"/>
    </style:style>
    <style:style style:name="T4" style:family="text">
      <style:text-properties fo:background-color="#0084d1"/>
    </style:style>
    <style:style style:name="T5" style:family="text">
      <style:text-properties fo:font-weight="normal" style:font-weight-asian="normal" style:font-weight-complex="normal"/>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Arial1"/>
    </style:style>
    <style:style style:name="T8" style:family="text">
      <style:text-properties style:font-name="Arial1" fo:font-size="12pt" fo:font-weight="normal" fo:background-color="transparent" style:font-size-asian="12pt" style:font-weight-asian="normal" style:font-name-complex="Times New Roman1" style:font-size-complex="12pt"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6">RoboGO</text:p>
      <text:p text:style-name="P7"/>
      <text:p text:style-name="P16">Dato: 22/03 – 2012</text:p>
      <text:p text:style-name="P17">Sorting Industrial Robot</text:p>
      <text:p text:style-name="P8">Projektrapport</text:p>
      <text:p text:style-name="P18"/>
      <text:p text:style-name="P2"/>
      <text:p text:style-name="P2">Vejleder: </text:p>
      <table:table table:name="Table1" table:style-name="Table1">
        <table:table-column table:style-name="Table1.A"/>
        <table:table-row table:style-name="Table1.1">
          <table:table-cell table:style-name="Table1.A1" office:value-type="string">
            <text:p text:style-name="P22">#1</text:p>
            <text:p text:style-name="P22">Projektvejleder: <text:s text:c="23"/>Navn: <text:span text:style-name="T5">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3">#1</text:p>
            <text:p text:style-name="P24">Studienummer: 10778 <text:s text:c="9"/>Navn: René Høgh Thomsen </text:p>
          </table:table-cell>
        </table:table-row>
        <table:table-row>
          <table:table-cell table:style-name="Table2.A2" office:value-type="string">
            <text:p text:style-name="P23">#2</text:p>
            <text:p text:style-name="P24"><text:span text:style-name="T1">Studienummer: 10517 <text:s text:c="9"/>Navn: Cong Thanh Dao</text:span> </text:p>
          </table:table-cell>
        </table:table-row>
        <table:table-row>
          <table:table-cell table:style-name="Table2.A2" office:value-type="string">
            <text:p text:style-name="P23">#3</text:p>
            <text:p text:style-name="P24">Studienummer: 10430 <text:s text:c="9"/>Navn: Søren Howe Gersager </text:p>
          </table:table-cell>
        </table:table-row>
        <table:table-row>
          <table:table-cell table:style-name="Table2.A2" office:value-type="string">
            <text:p text:style-name="P23">#4</text:p>
            <text:p text:style-name="P24">Studienummer: 10791 <text:s text:c="9"/>Navn: Michael Batz Hansen </text:p>
          </table:table-cell>
        </table:table-row>
        <table:table-row>
          <table:table-cell table:style-name="Table2.A2" office:value-type="string">
            <text:p text:style-name="P23">#5</text:p>
            <text:p text:style-name="P25">Studienummer: 10898 <text:s text:c="9"/>Navn: Sam Luu Tong </text:p>
          </table:table-cell>
        </table:table-row>
        <table:table-row>
          <table:table-cell table:style-name="Table2.A2" office:value-type="string">
            <text:p text:style-name="P23">#6</text:p>
            <text:p text:style-name="P24">Studienummer: 10754 <text:s text:c="9"/>Navn: Nicolaj Quottrup </text:p>
          </table:table-cell>
        </table:table-row>
        <table:table-row>
          <table:table-cell table:style-name="Table2.A7" office:value-type="string">
            <text:p text:style-name="P23">#7</text:p>
            <text:p text:style-name="P24">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2">Dato:</text:p>
            <text:p text:style-name="P22"/>
          </table:table-cell>
          <table:table-cell table:style-name="Table3.B1" office:value-type="string">
            <text:p text:style-name="P22">Godkendt af: </text:p>
          </table:table-cell>
        </table:table-row>
      </table:table>
      <text:p text:style-name="P2"/>
      <text:h text:style-name="P26" text:outline-level="1">SLETTES VED FÆRDIGE VERSION</text:h>
      <text:p text:style-name="P11">Jeg har som guide markeret områder alt efter hvornår, de skal laves. </text:p>
      <text:p text:style-name="P11">Dette er for at vi hurtigere kan komme i gang med rapporten. Med det menes at vi undervejs under projektet kan lave på rapporten, for at spare tid til sidst, samt at det så ligger klarere i hovedet, hvad vi gjorde og hvorfor.</text:p>
      <text:p text:style-name="P12">I STARTEN(Før i gang med Construction)</text:p>
      <text:p text:style-name="P13">UNDER UDVIKLING(Use Case lavet)</text:p>
      <text:p text:style-name="P14">TIL SIDST(Lavet produktet)</text:p>
      <text:p text:style-name="P14"/>
      <text:p text:style-name="P15">Nogle punkter blandet sammen, da dele af dem kan laves under forskellige trin.</text:p>
      <text:h text:style-name="P27" text:outline-level="1">Res<text:span text:style-name="T2">umé</text:span></text:h>
      <text:p text:style-name="P19">Formålet med projekt SIR er at implementere en Scorbot ER-4U for firmaet RoboGO. Denne robot med tilhørende programmel har til formål at automatisere en eksisterende manuel proces, der angår sortering og registrering af dimensioner af forskellige klodser med forskellige farver og masser samt massefylder.</text:p>
      <text:p text:style-name="P19">Registreringsdelen foregår i en database, der er udviklet til projektets formål om automatiseret registrering. Måden, som registrering bliver fortaget på, er gennem målinger af klodsens størrelser, hvorefter klodsen bliver flyttet over til vejecellen. </text:p>
      <text:p text:style-name="P19">Det ligger endvidere i projektgruppens ansvar at udvikle en forstærker til vejcellen, som er en vigtig del af systemet. Det er muligt ud fra klodsens masse og dimensioner at beregne en massefylde for den enkelte klods, som herefter kan kategoriseres i en kategori. </text:p>
      <text:p text:style-name="P21"><text:span text:style-name="T8">For at opnå succes med dette system anvendes erfaring opnået ud fra Ingeniørhøjskolen Aarhus Universitets kurser ”Software test”, ”Windows Programmering”, ”Interfacing” samt ”Databaser”. Alle nævnte fag har hver især spillet en speciel rolle i projektet. </text:span><text:span text:style-name="T6"><text:line-break/></text:span></text:p>
      <text:h text:style-name="P36" text:outline-level="1">Abs<text:span text:style-name="T2">tract</text:span></text:h>
      <text:p text:style-name="P19">Tekst.</text:p>
      <text:p text:style-name="P5"/>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Indholdsfortegnelse</text:p>
          </text:index-title>
          <text:p text:style-name="P40">SLETTES VED FÆRDIGE VERSION<text:tab/>2</text:p>
          <text:p text:style-name="P40">Resumé<text:tab/>3</text:p>
          <text:p text:style-name="P40">Abstract<text:tab/>3</text:p>
          <text:p text:style-name="P40">1. Forord<text:tab/>5</text:p>
          <text:p text:style-name="P40">2. Indledning<text:tab/>5</text:p>
          <text:p text:style-name="P40">3. Opgaveformulering<text:tab/>5</text:p>
          <text:p text:style-name="P40">4. Projektbeskrivelse<text:tab/>5</text:p>
          <text:p text:style-name="P41">4.1 Afgrænsning<text:tab/>5</text:p>
          <text:p text:style-name="P41">4.2 Projektgennemførelse<text:tab/>5</text:p>
          <text:p text:style-name="P41">4.3 Metoder<text:tab/>5</text:p>
          <text:p text:style-name="P41">4.4 Designprocessen<text:tab/>5</text:p>
          <text:p text:style-name="P41">4.5 Udviklingsværktøjer<text:tab/>5</text:p>
          <text:p text:style-name="P41">4.6 Resultater<text:tab/>5</text:p>
          <text:p text:style-name="P41">4.8 Fortræffeligheder<text:tab/>6</text:p>
          <text:p text:style-name="P41">4.9 Opnåede erfaringer<text:tab/>6</text:p>
          <text:p text:style-name="P41">4.10 Forbedringer<text:tab/>6</text:p>
          <text:p text:style-name="P40">5. Konklusion <text:tab/>6</text:p>
          <text:p text:style-name="P40">6. Referencer<text:tab/>6</text:p>
        </text:index-body>
      </text:table-of-content>
      <text:p text:style-name="P4"/>
      <text:p text:style-name="P9"/>
      <text:h text:style-name="P35" text:outline-level="1"/>
      <text:h text:style-name="P27" text:outline-level="1">1. Forord</text:h>
      <text:p text:style-name="P19">Dette er et 4. semester projekt, som er udarbejdet af syv IKT studerende på Ingeniørhøjskolen Aarhus Universitet (ASE), hvilket til den enkelte studerende har til <text:span text:style-name="T7">formål at:</text:span></text:p>
      <text:list xml:id="list28574325" text:style-name="L1">
        <text:list-item>
          <text:p text:style-name="P45">Kombinere viden, teknikker og værktøjer fra både tidligere semestre og 4. semester i et større udviklingsprojekt.</text:p>
        </text:list-item>
        <text:list-item>
          <text:p text:style-name="P46">Vælge og tilpasse metoder til anvendelse i forbindelse med projektarbejde, herunder at tilegne sig ny viden der er nødvendig for at løse en opgave.</text:p>
        </text:list-item>
        <text:list-item>
          <text:p text:style-name="P46">Analysere, designe og planlægge en større udviklingsopgave på både proces- og produktsiden.</text:p>
        </text:list-item>
        <text:list-item>
          <text:p text:style-name="P46">Implementere og dokumentere de valgte løsninger på både proces- og produktsiden.</text:p>
        </text:list-item>
      </text:list>
      <text:h text:style-name="P36" text:outline-level="1">2. Indledning</text:h>
      <text:p text:style-name="P19">Dette projekt har til formål at udvikle et automatiseret system til en robot, som kan foretage sorteringer af elementer med forskellige massefylder. Systemet er implementeret til en Scorbot-ER-4u robot. Der er stillet krav til, at der skal være en visuel brugergrænseflade til Windows, samt at der skal persisteres data i en database. Projektets problemformulering er givet af underviserne på ASE på studieretningen IKT 4. semester og ses i næste punkt. </text:p>
      <text:p text:style-name="P19">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 Desuden har der været anvendt en bog fra 3. semester, ”Applying UML and Patterns: An introduction to Object-Oriented Analysis and Design and Iterative Development”, hvor denne blev benyttet til at se på forskellige arkitekturer og designmønstre. </text:p>
      <text:p text:style-name="P19">Sidst skal det nævnes, at SCRUM blevet valgt som det fortrukne framework til projektarbejdet. De forskellige elementer i SCCRUM blev til dels fulgt, men der var visse dele, som blev fravalgt eller ikke vedligeholdt. Arbejdet i gruppen har dels været på enkelt- <text:soft-page-break/>eller tomandshånd, medens de store beslutninger ang. f.eks. arkitekture, dokumentationen, standarder m.m. ang. kodeskrivning har været under fælles beslutninger. </text:p>
      <text:h text:style-name="P36" text:outline-level="1">3. Opgaveformulering</text:h>
      <text:p text:style-name="P19">Til dette punkt vælges der at blive referere til følgende link, hvor opgaveformuleringen ligger: <text:a xlink:type="simple" xlink:href="http://kurser.iha.dk/eit/i4prj4/Projektoplaeg.doc">http://kurser.iha.dk/eit/i4prj4/Projektoplaeg.doc</text:a> </text:p>
      <text:h text:style-name="P39" text:outline-level="1">4. Projektbeskrivelse</text:h>
      <text:p text:style-name="P19">Tekst.</text:p>
      <text:h text:style-name="P34" text:outline-level="2">4.1 Afgrænsning</text:h>
      <text:p text:style-name="P19">Tekst.</text:p>
      <text:h text:style-name="P32" text:outline-level="2">4.2 Projektgennemførelse</text:h>
      <text:p text:style-name="P19">Tekst.</text:p>
      <text:h text:style-name="P30" text:outline-level="2"><text:span text:style-name="T3">4.3 Me</text:span>toder</text:h>
      <text:p text:style-name="P19">Tekst.</text:p>
      <text:h text:style-name="P31" text:outline-level="2">4.4 Designprocessen</text:h>
      <text:p text:style-name="P43">Brugergrænsefladen:</text:p>
      <text:p text:style-name="P42">Til at starte med blev der skabt et overblik over, hvilke vinduer der skulle laves (se evt. kravspecifikation for første udkast af brugergrænsefladen). Derefter blev vinduerne én for én skitseret ud fra de funktioner, de skulle indeholde. Ud fra skitserne blev vinduerne så mode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gennem designeren, men i løbet af senere design kan muligvis skabe problemer, hvis noget skal resizes. Dette betyder, at nogle af de store tekstbokse (brugt som editorer) er blevet sat de samme sted. <text:soft-page-break/>Desuden er der blevet tænkt på, at menulinjen er meget ens for hinanden, så disse er blevet placeret de samme steder i de samme vinduer. </text:p>
      <text:h text:style-name="P29" text:outline-level="2"><text:span text:style-name="T3">4.5 Udviklings</text:span><text:span text:style-name="T4">værktøjer</text:span></text:h>
      <text:p text:style-name="P20">Tekst.</text:p>
      <text:h text:style-name="P33" text:outline-level="2">4.6 Resultater</text:h>
      <text:p text:style-name="P20">Tekst.</text:p>
      <text:p text:style-name="P10">4.7 Diskussion</text:p>
      <text:p text:style-name="P20">Tekst.</text:p>
      <text:h text:style-name="P29" text:outline-level="2"><text:span text:style-name="T4">4.8 Fortræf</text:span><text:span text:style-name="T2">feligheder</text:span></text:h>
      <text:p text:style-name="P20">Tekst.</text:p>
      <text:h text:style-name="P31" text:outline-level="2">4.9 Opnåede <text:span text:style-name="T2">erfaringer</text:span></text:h>
      <text:p text:style-name="P20">Tekst.</text:p>
      <text:h text:style-name="P31" text:outline-level="2">4.10 Forbed<text:span text:style-name="T2">ringer</text:span></text:h>
      <text:p text:style-name="P20">Tekst.</text:p>
      <text:h text:style-name="P37" text:outline-level="1">5. Konklusion </text:h>
      <text:p text:style-name="P20">Tekst.</text:p>
      <text:h text:style-name="P38" text:outline-level="1">6. Referencer</text:h>
      <text:p text:style-name="P20">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7</text:page-number> a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3-29T09:09:23.39</dc:date>
    <meta:editing-duration>PT37M47S</meta:editing-duration>
    <meta:editing-cycles>24</meta:editing-cycles>
    <meta:generator>LibreOffice/3.5$Windows_x86 LibreOffice_project/dc9775d-05ecbee-0851ad3-1586698-727bf66</meta:generator>
    <meta:document-statistic meta:table-count="3" meta:image-count="0" meta:object-count="0" meta:page-count="7" meta:paragraph-count="98" meta:word-count="923" meta:character-count="6119" meta:non-whitespace-character-count="5189"/>
  </office:meta>
</office:document-meta>
</file>